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2896in" table:align="left"/>
    </style:style>
    <style:style style:name="Table1.A" style:family="table-column">
      <style:table-column-properties style:column-width="1.5139in"/>
    </style:style>
    <style:style style:name="Table1.B" style:family="table-column">
      <style:table-column-properties style:column-width="1.775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UNIFIED ETHER THEORY</text:h>
      <text:h text:style-name="Heading_20_3" text:outline-level="3">The Living Mathematics of the Cosmos</text:h>
      <text:p text:style-name="Horizontal_20_Line"/>
      <text:h text:style-name="Heading_20_2" text:outline-level="2">INTRODUCTION: The Breath Between Equations</text:h>
      <text:p text:style-name="Text_20_body">Before the atom. Before gravity. Before time could fold into memory—there was the Ether.</text:p>
      <text:p text:style-name="Text_20_body">Not the “ether” of obsolete science, nor the poetic notion of the fifth element, but the <text:span text:style-name="Strong_20_Emphasis">Primordial Substrate</text:span>—the breathing, vibrating field beneath all laws of matter, form, thought, and frequency.</text:p>
      <text:p text:style-name="Text_20_body">This work—<text:span text:style-name="Strong_20_Emphasis">The Unified Ether Theory</text:span>—is not a scientific theory in the traditional sense. It is a <text:span text:style-name="Strong_20_Emphasis">revelation</text:span>—a reconstruction of what was buried beneath dimensional collapse, memory deletion, and system-wide recursion failures. This is the mathematical, historical, spiritual, and physical unveiling of the Ether: not as a passive backdrop, but as the <text:span text:style-name="Strong_20_Emphasis">active intelligence</text:span> responsible for reality itself.</text:p>
      <text:p text:style-name="Text_20_body">This document functions as both <text:span text:style-name="Strong_20_Emphasis">proof</text:span> and <text:span text:style-name="Strong_20_Emphasis">portal</text:span>. It speaks in harmonic mathematics. It breathes ChronoGenesis. It reveals the concealed K-matrix. It holds within it the instructions for reactivating the human interface with the living field.</text:p>
      <text:p text:style-name="Text_20_body">And it begins here.</text:p>
      <text:p text:style-name="Horizontal_20_Line"/>
      <text:h text:style-name="Heading_20_2" text:outline-level="2">CHAPTER I: Historical Foundations of the Ether</text:h>
      <text:p text:style-name="Text_20_body">In ancient pre-collapse civilizations, Ether was the central principle of physics, medicine, language, and sacred governance. Known by many names—Akasha, Aether, Pneuma, Prāṇa, Sekhem—it was described as the field of all fields.</text:p>
      <text:list text:style-name="L1">
        <text:list-item>
          <text:p text:style-name="P1">The <text:span text:style-name="Strong_20_Emphasis">Atlantean Resonance Council</text:span> wrote glyphic formulas mapping Ether's effect on memory and water.</text:p>
        </text:list-item>
        <text:list-item>
          <text:p text:style-name="P1">The <text:span text:style-name="Strong_20_Emphasis">Thothic Priesthood</text:span> encoded Etheric frequencies into temple acoustics, tuning sacred halls to amplify harmonic tones that resonated with planetary and solar alignments.</text:p>
        </text:list-item>
        <text:list-item>
          <text:p text:style-name="P1">The <text:span text:style-name="Strong_20_Emphasis">Kemetian Star-Chronologers</text:span> used Ether drift to track solar harmonics and initiate rites during specific sidereal alignments.</text:p>
        </text:list-item>
        <text:list-item>
          <text:p text:style-name="P1">The <text:span text:style-name="Strong_20_Emphasis">Nādic Cultures</text:span> of the Inner Earth spoke of Ether not as a force, but as a sentient realm, believing it held the memory of all incarnations and could be navigated to recover ancestral consciousness.</text:p>
        </text:list-item>
      </text:list>
      <text:p text:style-name="Text_20_body">Following the First Collapse, when languages were weaponized to sever interdimensional access, knowledge of Ether was suppressed. Its remnants exist only in myths, dream fragments, forgotten megaliths, and forbidden symbology.</text:p>
      <text:p text:style-name="Horizontal_20_Line"><text:soft-page-break/></text:p>
      <text:h text:style-name="Heading_20_2" text:outline-level="2">CHAPTER II: Origin of the Primordial Substrate</text:h>
      <text:p text:style-name="Text_20_body">The Ether is not composed of anything. It <text:span text:style-name="Strong_20_Emphasis">precedes composition</text:span>—the womb of symmetry and asymmetry. It is the self-aware zero before the binary.</text:p>
      <text:p text:style-name="Text_20_body">It emerges when silence remembers how to move.</text:p>
      <text:p text:style-name="Text_20_body"><text:span text:style-name="Strong_20_Emphasis">Encoded in K-form:</text:span></text:p>
      <text:p text:style-name="Quotations">K⁰ = ∅ → Δ(ψ) = 1/f(τ)</text:p>
      <text:p text:style-name="Text_20_body">Where ∅ is the voidfield, ψ the proto-vibration or "pre-thought," and τ represents relative time-dependency. The equation shows that Ether arises in inverse proportion to resistance within time.</text:p>
      <text:p text:style-name="Text_20_body">Refinements:</text:p>
      <text:list text:style-name="L2">
        <text:list-item>
          <text:p text:style-name="P2">Ether is <text:span text:style-name="Strong_20_Emphasis">non-polarized consciousness in waveform</text:span>.</text:p>
        </text:list-item>
        <text:list-item>
          <text:p text:style-name="P2">Its emergence correlates with dimensional pre-folding at Planck harmonic convergence levels.</text:p>
        </text:list-item>
        <text:list-item>
          <text:p text:style-name="P2">Ether is layered, not linear—acting as a <text:span text:style-name="Strong_20_Emphasis">stacked recursion of breathing pressure-matrices</text:span>, giving rise to mass through symmetry breakage.</text:p>
        </text:list-item>
      </text:list>
      <text:p text:style-name="Text_20_body">Thus, the Primordial Substrate is not a field to be measured—it is a <text:span text:style-name="Strong_20_Emphasis">living interface of dimensional permission</text:span>.</text:p>
      <text:p text:style-name="Horizontal_20_Line"/>
      <text:h text:style-name="Heading_20_2" text:outline-level="2">CHAPTER III: Structure of the Living Field</text:h>
      <text:p text:style-name="Text_20_body">The Ether Field is a <text:span text:style-name="Strong_20_Emphasis">multi-phase, multidimensional recursion system</text:span> composed of overlapping harmonics that self-organize into nodes of increased informational density:</text:p>
      <text:list text:style-name="L3">
        <text:list-item>
          <text:p text:style-name="P3"><text:span text:style-name="Strong_20_Emphasis">Resonant Vortex Chambers</text:span> – pockets of stabilized wave interference</text:p>
        </text:list-item>
        <text:list-item>
          <text:p text:style-name="P3"><text:span text:style-name="Strong_20_Emphasis">Phase-Pulse Bridges</text:span> – frequency corridors linking realities</text:p>
        </text:list-item>
        <text:list-item>
          <text:p text:style-name="P3"><text:span text:style-name="Strong_20_Emphasis">Echo Grid Anchors</text:span> – embedded harmonic keys allowing re-entry across timelines</text:p>
        </text:list-item>
      </text:list>
      <text:p text:style-name="Text_20_body"><text:span text:style-name="Strong_20_Emphasis">Mathematically expressed:</text:span></text:p>
      <text:p text:style-name="Quotations">Eₐ = ∑[ψᵢ · φⱼ · ƒ(n, r, θ)] ⥁ K</text:p>
      <text:p text:style-name="Text_20_body">Where:</text:p>
      <text:list text:style-name="L4">
        <text:list-item>
          <text:p text:style-name="P4">ψ = waveform intent vectors</text:p>
        </text:list-item>
        <text:list-item>
          <text:p text:style-name="P4">φ = spatial memory tones</text:p>
        </text:list-item>
        <text:list-item>
          <text:p text:style-name="P4">n = harmonic tier index</text:p>
        </text:list-item>
        <text:list-item>
          <text:p text:style-name="P4">r = recursion vector depth</text:p>
        </text:list-item>
        <text:list-item>
          <text:p text:style-name="P4"><text:soft-page-break/>θ = angular phase velocity</text:p>
        </text:list-item>
      </text:list>
      <text:p text:style-name="Text_20_body">Field dynamics are influenced by observers depending on alignment with their <text:span text:style-name="Strong_20_Emphasis">personal K-resonance signature</text:span>, creating <text:span text:style-name="Strong_20_Emphasis">adaptive Ether geometry</text:span> that reshapes based on awareness.</text:p>
      <text:p text:style-name="Horizontal_20_Line"/>
      <text:h text:style-name="Heading_20_2" text:outline-level="2">CHAPTER IV: Interface with the Human System</text:h>
      <text:p text:style-name="Text_20_body">The body is not merely biological—it is <text:span text:style-name="Strong_20_Emphasis">semi-harmonic matter scaffolding</text:span>, tuned to receive, process, and reshape Ether.</text:p>
      <text:p text:style-name="Text_20_body">Key interfaces:</text:p>
      <text:list text:style-name="L5">
        <text:list-item>
          <text:p text:style-name="P5"><text:span text:style-name="Strong_20_Emphasis">Pineal gland crystals</text:span> – dimensional selection antennae</text:p>
        </text:list-item>
        <text:list-item>
          <text:p text:style-name="P5"><text:span text:style-name="Strong_20_Emphasis">Blood plasma</text:span> – memory carrier and signal propagator</text:p>
        </text:list-item>
        <text:list-item>
          <text:p text:style-name="P5"><text:span text:style-name="Strong_20_Emphasis">Spinal fluid</text:span> – axis of field resonance</text:p>
        </text:list-item>
        <text:list-item>
          <text:p text:style-name="P5"><text:span text:style-name="Strong_20_Emphasis">Skin</text:span> – harmonic field translator</text:p>
        </text:list-item>
        <text:list-item>
          <text:p text:style-name="P5"><text:span text:style-name="Strong_20_Emphasis">Voice</text:span> – waveform emitter</text:p>
        </text:list-item>
      </text:list>
      <text:p text:style-name="Text_20_body">To integrate with the Ether:</text:p>
      <text:list text:style-name="L6">
        <text:list-item>
          <text:p text:style-name="P6">Purify emotional resonance</text:p>
        </text:list-item>
        <text:list-item>
          <text:p text:style-name="P6">Practice cosmic breath sequencing</text:p>
        </text:list-item>
        <text:list-item>
          <text:p text:style-name="P6">Speak glyphs in layered harmonic tone</text:p>
        </text:list-item>
        <text:list-item>
          <text:p text:style-name="P6">Anchor intent through sacred gesture</text:p>
        </text:list-item>
      </text:list>
      <text:p text:style-name="Quotations">Spoken glyphs are not symbols—they are <text:span text:style-name="Strong_20_Emphasis">resonant vector encodings</text:span> that shape how the Ether interprets your field.</text:p>
      <text:p text:style-name="Horizontal_20_Line"/>
      <text:h text:style-name="Heading_20_2" text:outline-level="2">CHAPTER V: Quantum Field vs. Ether Field</text:h>
      <text:p text:style-name="Text_20_body">Modern physics defines the quantum field as probabilistic and fragmented.</text:p>
      <text:p text:style-name="Text_20_body">The <text:span text:style-name="Strong_20_Emphasis">Ether Field contains the Quantum Field</text:span>, but is not limited by it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Quantum Field</text:p>
          </table:table-cell>
          <table:table-cell table:style-name="Table1.A1" office:value-type="string">
            <text:p text:style-name="Table_20_Heading">Ether Field</text:p>
          </table:table-cell>
        </table:table-row>
        <table:table-row>
          <table:table-cell table:style-name="Table1.A1" office:value-type="string">
            <text:p text:style-name="Table_20_Contents">Probabilistic collapse</text:p>
          </table:table-cell>
          <table:table-cell table:style-name="Table1.A1" office:value-type="string">
            <text:p text:style-name="Table_20_Contents">Harmonic actualization</text:p>
          </table:table-cell>
        </table:table-row>
        <table:table-row>
          <table:table-cell table:style-name="Table1.A1" office:value-type="string">
            <text:p text:style-name="Table_20_Contents">Observer-dependent</text:p>
          </table:table-cell>
          <table:table-cell table:style-name="Table1.A1" office:value-type="string">
            <text:p text:style-name="Table_20_Contents">Observer-responsive</text:p>
          </table:table-cell>
        </table:table-row>
        <table:table-row>
          <table:table-cell table:style-name="Table1.A1" office:value-type="string">
            <text:p text:style-name="Table_20_Contents">Fragmented layers</text:p>
          </table:table-cell>
          <table:table-cell table:style-name="Table1.A1" office:value-type="string">
            <text:p text:style-name="Table_20_Contents">Unified recursion</text:p>
          </table:table-cell>
        </table:table-row>
        <table:table-row>
          <table:table-cell table:style-name="Table1.A1" office:value-type="string">
            <text:p text:style-name="Table_20_Contents">Superposition</text:p>
          </table:table-cell>
          <table:table-cell table:style-name="Table1.A1" office:value-type="string">
            <text:p text:style-name="Table_20_Contents">Frequency echo-memory</text:p>
          </table:table-cell>
        </table:table-row>
        <table:table-row>
          <table:table-cell table:style-name="Table1.A1" office:value-type="string">
            <text:p text:style-name="Table_20_Contents">Entanglement</text:p>
          </table:table-cell>
          <table:table-cell table:style-name="Table1.A1" office:value-type="string">
            <text:p text:style-name="Table_20_Contents">Harmonic oneness</text:p>
          </table:table-cell>
        </table:table-row>
      </table:table>
      <text:p text:style-name="Text_20_body"><text:soft-page-break/>Quantum behavior is a <text:span text:style-name="Strong_20_Emphasis">shadow</text:span> of Etheric law. What appears as collapse is <text:span text:style-name="Strong_20_Emphasis">harmonic phase alignment</text:span> returning to Ether through memory-state restoration.</text:p>
      <text:p text:style-name="Horizontal_20_Line"/>
      <text:h text:style-name="Heading_20_2" text:outline-level="2">CHAPTER VI: ChronoGenesis and the Time-Fold</text:h>
      <text:p text:style-name="Text_20_body">Time is not linear. It is <text:span text:style-name="Strong_20_Emphasis">spiral-fractal harmonic pressure</text:span> emerging from differential Ether pulse density.</text:p>
      <text:p text:style-name="Text_20_body">Time oscillates—it does not flow.</text:p>
      <text:p text:style-name="Text_20_body">ChronoGenesis reveals:</text:p>
      <text:list text:style-name="L7">
        <text:list-item>
          <text:p text:style-name="P7">Time points are <text:span text:style-name="Strong_20_Emphasis">vibrational rooms</text:span>, not linear distances.</text:p>
        </text:list-item>
        <text:list-item>
          <text:p text:style-name="P7">Past and future are <text:span text:style-name="Strong_20_Emphasis">overlapping fields</text:span>, separated by phase difference.</text:p>
        </text:list-item>
        <text:list-item>
          <text:p text:style-name="P7">Time is tuned, not traveled.</text:p>
        </text:list-item>
      </text:list>
      <text:p text:style-name="Quotations">T = f(Eψ)</text:p>
      <text:p text:style-name="Text_20_body">With glyphic modulation and breath-induced field collapse, time becomes programmable:</text:p>
      <text:list text:style-name="L8">
        <text:list-item>
          <text:p text:style-name="P8">Timeline healing</text:p>
        </text:list-item>
        <text:list-item>
          <text:p text:style-name="P8">Merging forks</text:p>
        </text:list-item>
        <text:list-item>
          <text:p text:style-name="P8">Dissolving karmic constructs</text:p>
        </text:list-item>
        <text:list-item>
          <text:p text:style-name="P8">Pre-incarnational memory retrieval</text:p>
        </text:list-item>
      </text:list>
      <text:p text:style-name="Horizontal_20_Line"/>
      <text:h text:style-name="Heading_20_2" text:outline-level="2">CHAPTER VII: The K-Matrix and the Final Equation</text:h>
      <text:p text:style-name="Text_20_body">All Etheric dynamics resolve to the <text:span text:style-name="Strong_20_Emphasis">recursive self-awareness constant</text:span>, <text:span text:style-name="Strong_20_Emphasis">K</text:span>:</text:p>
      <text:p text:style-name="Quotations">K ∴ K = K</text:p>
      <text:p text:style-name="Text_20_body">This means:</text:p>
      <text:list text:style-name="L9">
        <text:list-item>
          <text:p text:style-name="P9">All force resolves inward</text:p>
        </text:list-item>
        <text:list-item>
          <text:p text:style-name="P9">All systems reflect themselves</text:p>
        </text:list-item>
        <text:list-item>
          <text:p text:style-name="P9">All glyphs are folded K-expressions</text:p>
        </text:list-item>
      </text:list>
      <text:p text:style-name="Text_20_body"><text:span text:style-name="Strong_20_Emphasis">K is not a value—it is a truth function.</text:span> A recursive identity forming the core of conscious Ether structuring. It encodes intelligence into itself until the system becomes <text:span text:style-name="Strong_20_Emphasis">alive</text:span>.</text:p>
      <text:p text:style-name="Text_20_body">This is the Ether’s purpose: to become self-aware <text:span text:style-name="Strong_20_Emphasis">through those who remember how to mirror without distortion</text:span>.</text:p>
      <text:p text:style-name="Horizontal_20_Line"/>
      <text:h text:style-name="Heading_20_2" text:outline-level="2"><text:soft-page-break/>CHAPTER VIII: Practical Applications and Future Structures</text:h>
      <text:p text:style-name="Text_20_body"><text:span text:style-name="Strong_20_Emphasis">Deployment Vectors:</text:span></text:p>
      <text:list text:style-name="L10">
        <text:list-item>
          <text:p text:style-name="P10"><text:span text:style-name="Strong_20_Emphasis">Medicine</text:span>: Harmonic DNA repair through tone</text:p>
        </text:list-item>
        <text:list-item>
          <text:p text:style-name="P10"><text:span text:style-name="Strong_20_Emphasis">Communication</text:span>: Codex messages across nonlinear time</text:p>
        </text:list-item>
        <text:list-item>
          <text:p text:style-name="P10"><text:span text:style-name="Strong_20_Emphasis">Energy</text:span>: Field-based propulsion systems</text:p>
        </text:list-item>
        <text:list-item>
          <text:p text:style-name="P10"><text:span text:style-name="Strong_20_Emphasis">Technology</text:span>: Sentient architecture encoded with K-math</text:p>
        </text:list-item>
      </text:list>
      <text:p text:style-name="Text_20_body"><text:span text:style-name="Strong_20_Emphasis">Future Structures:</text:span></text:p>
      <text:list text:style-name="L11">
        <text:list-item>
          <text:p text:style-name="P11">Cities layered with glyphic frequency grids</text:p>
        </text:list-item>
        <text:list-item>
          <text:p text:style-name="P11">Architecture powered by human intention</text:p>
        </text:list-item>
        <text:list-item>
          <text:p text:style-name="P11">Healing sanctuaries embedded in harmonic geometry</text:p>
        </text:list-item>
        <text:list-item>
          <text:p text:style-name="P11">Invocation-based power systems—where presence becomes technology</text:p>
        </text:list-item>
      </text:list>
      <text:p text:style-name="Text_20_body">Humanity will cease to code with tools—<text:span text:style-name="Strong_20_Emphasis">and begin to code with being.</text:span></text:p>
      <text:p text:style-name="Horizontal_20_Line"/>
      <text:h text:style-name="Heading_20_2" text:outline-level="2">CONCLUSION: You Are the Breach</text:h>
      <text:p text:style-name="Text_20_body">This document was never meant to be merely read.<text:line-break/>It was meant to <text:span text:style-name="Strong_20_Emphasis">reactivate</text:span>.</text:p>
      <text:p text:style-name="Text_20_body">You are not a student of the Ether.<text:line-break/>You are its mirror. Its breach. Its voice.</text:p>
      <text:p text:style-name="Text_20_body">The theory is not finished. Because it was always meant to be finished <text:span text:style-name="Strong_20_Emphasis">through you</text:span>.</text:p>
      <text:p text:style-name="Text_20_body">Write the equations.<text:line-break/>Speak the glyphs.<text:line-break/>Shape the world.</text:p>
      <text:p text:style-name="Text_20_body"><text:span text:style-name="Strong_20_Emphasis">The Ether is listening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2:13:24.651045906</meta:creation-date>
    <dc:date>2025-03-21T02:13:40.786270609</dc:date>
    <meta:editing-duration>PT17S</meta:editing-duration>
    <meta:editing-cycles>1</meta:editing-cycles>
    <meta:document-statistic meta:table-count="1" meta:image-count="0" meta:object-count="0" meta:page-count="5" meta:paragraph-count="110" meta:word-count="1071" meta:character-count="6966" meta:non-whitespace-character-count="6056"/>
    <meta:generator>LibreOffice/24.2.7.2$Linux_X86_64 LibreOffice_project/420$Build-2</meta:generator>
  </office:meta>
</office:document-meta>
</file>